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adf3f" officeooo:paragraph-rsid="000adf3f"/>
    </style:style>
    <style:style style:name="P2" style:family="paragraph" style:parent-style-name="Standard">
      <style:text-properties officeooo:rsid="000c2797" officeooo:paragraph-rsid="000c2797"/>
    </style:style>
    <style:style style:name="P3" style:family="paragraph" style:parent-style-name="Standard">
      <style:text-properties officeooo:rsid="000cfa44" officeooo:paragraph-rsid="000cfa44"/>
    </style:style>
    <style:style style:name="P4" style:family="paragraph" style:parent-style-name="Standard">
      <style:text-properties officeooo:rsid="000c2797" officeooo:paragraph-rsid="000c2797"/>
    </style:style>
    <style:style style:name="P5" style:family="paragraph" style:parent-style-name="Standard">
      <style:text-properties officeooo:rsid="000d3876" officeooo:paragraph-rsid="000d3876"/>
    </style:style>
    <style:style style:name="P6" style:family="paragraph" style:parent-style-name="Standard">
      <style:text-properties officeooo:rsid="000e07eb" officeooo:paragraph-rsid="000e07eb"/>
    </style:style>
    <style:style style:name="P7" style:family="paragraph" style:parent-style-name="Standard">
      <style:text-properties officeooo:rsid="000adf3f" officeooo:paragraph-rsid="000e07eb"/>
    </style:style>
    <style:style style:name="P8" style:family="paragraph" style:parent-style-name="Standard">
      <style:text-properties officeooo:rsid="000adf3f" officeooo:paragraph-rsid="000adf3f"/>
    </style:style>
    <style:style style:name="T1" style:family="text">
      <style:text-properties officeooo:rsid="000c2797"/>
    </style:style>
    <style:style style:name="T2" style:family="text">
      <style:text-properties officeooo:rsid="000e07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ru Seremet</text:p>
      <text:p text:style-name="P3">CSC138</text:p>
      <text:p text:style-name="P3">Wireshark lab</text:p>
      <text:p text:style-name="P3">Professor Sun</text:p>
      <text:p text:style-name="P3">2/24/2019</text:p>
      <text:p text:style-name="P3"/>
      <text:p text:style-name="P1">1) 3 different protocols that appeared in the protocol column</text:p>
      <text:p text:style-name="P1"><text:tab/>a. DNS</text:p>
      <text:p text:style-name="P1"><text:tab/>b. SSDP</text:p>
      <text:p text:style-name="P1"><text:tab/>c.DHCPv6</text:p>
      <text:p text:style-name="P6"/>
      <text:p text:style-name="P1">2) Time from HTTP get to HTTP OK </text:p>
      <text:p text:style-name="P7"><text:tab/>HTTP OK <text:s text:c="2"/><text:span text:style-name="T2">00:59:46.814520353 </text:span></text:p>
      <text:p text:style-name="P7"><text:tab/>HTTP GET <text:span text:style-name="T2">00:59:46.672759644 </text:span></text:p>
      <text:p text:style-name="P1"><text:tab/>--------------------------------------</text:p>
      <text:p text:style-name="P1"><text:tab/><text:span text:style-name="T1">Answer</text:span><text:tab/><text:tab/>0:0:0.1<text:span text:style-name="T2">41760709 (first Get to first OK)</text:span></text:p>
      <text:p text:style-name="P2">3) gaia.cs.umass.edu Internet address:</text:p>
      <text:p text:style-name="P2"><text:tab/>128.119.245.12</text:p>
      <text:p text:style-name="P2"><text:s text:c="5"/>Internet address of my computer is :</text:p>
      <text:p text:style-name="P2"><text:tab/>192.168.1.11</text:p>
      <text:p text:style-name="P5">4)</text:p>
      <text:p text:style-name="P6">/tmp/wireshark_wlp3s0_20190301005927_EO5gre.pcapng 1759 total packets, 4 shown</text:p>
      <text:p text:style-name="P6">No.</text:p>
      <text:p text:style-name="P6">Time</text:p>
      <text:p text:style-name="P6">Source</text:p>
      <text:p text:style-name="P6">Destination</text:p>
      <text:p text:style-name="P6">Protocol Length Info</text:p>
      <text:p text:style-name="P6">1338 2019-03-01 00:59:46.672759644 192.168.1.11</text:p>
      <text:p text:style-name="P6">128.119.245.12</text:p>
      <text:p text:style-name="P6">HTTP</text:p>
      <text:p text:style-name="P6">424</text:p>
      <text:p text:style-name="P6">GET /wireshark-labs/INTRO-</text:p>
      <text:p text:style-name="P6">wireshark-file1.html HTTP/1.1</text:p>
      <text:p text:style-name="P6">Frame 1338: 424 bytes on wire (3392 bits), 424 bytes captured (3392 bits) on interface 0</text:p>
      <text:p text:style-name="P6">Ethernet II, Src: LiteonTe_c6:fb:39 (98:22:ef:c6:fb:39), Dst: ArrisGro_92:4e:ca (d4:0a:a9:92:4e:ca)</text:p>
      <text:p text:style-name="P6">Internet Protocol Version 4, Src: 192.168.1.11, Dst: 128.119.245.12</text:p>
      <text:p text:style-name="P6">Transmission Control Protocol, Src Port: 36434, Dst Port: 80, Seq: 1, Ack: 1, Len: 358</text:p>
      <text:p text:style-name="P6">Hypertext Transfer Protocol</text:p>
      <text:p text:style-name="P6">No.</text:p>
      <text:p text:style-name="P6">Time</text:p>
      <text:p text:style-name="P6">Source</text:p>
      <text:p text:style-name="P6">Destination</text:p>
      <text:p text:style-name="P6">Protocol Length Info</text:p>
      <text:p text:style-name="P6">1340 2019-03-01 00:59:46.768592089 128.119.245.12</text:p>
      <text:p text:style-name="P6">192.168.1.11</text:p>
      <text:p text:style-name="P6">HTTP</text:p>
      <text:p text:style-name="P6">504</text:p>
      <text:p text:style-name="P6">HTTP/1.1 200 OK (text/html)</text:p>
      <text:p text:style-name="P6">Frame 1340: 504 bytes on wire (4032 bits), 504 bytes captured (4032 bits) on interface 0</text:p>
      <text:p text:style-name="P6">Ethernet II, Src: ArrisGro_92:4e:ca (d4:0a:a9:92:4e:ca), Dst: LiteonTe_c6:fb:39 (98:22:ef:c6:fb:39)</text:p>
      <text:p text:style-name="P6">Internet Protocol Version 4, Src: 128.119.245.12, Dst: 192.168.1.11</text:p>
      <text:p text:style-name="P6">Transmission Control Protocol, Src Port: 80, Dst Port: 36434, Seq: 1, Ack: 359, Len: 438</text:p>
      <text:p text:style-name="P6"><text:soft-page-break/>Hypertext Transfer Protocol</text:p>
      <text:p text:style-name="P6">Line-based text data: text/html (3 lines)</text:p>
      <text:p text:style-name="P6">No.</text:p>
      <text:p text:style-name="P6">Time</text:p>
      <text:p text:style-name="P6">Source</text:p>
      <text:p text:style-name="P6">Destination</text:p>
      <text:p text:style-name="P6">Protocol Length Info</text:p>
      <text:p text:style-name="P6">1342 2019-03-01 00:59:46.814520353 192.168.1.11</text:p>
      <text:p text:style-name="P6">128.119.245.12</text:p>
      <text:p text:style-name="P6">HTTP</text:p>
      <text:p text:style-name="P6">364</text:p>
      <text:p text:style-name="P6">GET /favicon.ico HTTP/1.1</text:p>
      <text:p text:style-name="P6">Frame 1342: 364 bytes on wire (2912 bits), 364 bytes captured (2912 bits) on interface 0</text:p>
      <text:p text:style-name="P6">Ethernet II, Src: LiteonTe_c6:fb:39 (98:22:ef:c6:fb:39), Dst: ArrisGro_92:4e:ca (d4:0a:a9:92:4e:ca)</text:p>
      <text:p text:style-name="P6">Internet Protocol Version 4, Src: 192.168.1.11, Dst: 128.119.245.12</text:p>
      <text:p text:style-name="P6">Transmission Control Protocol, Src Port: 36434, Dst Port: 80, Seq: 359, Ack: 439, Len: 298</text:p>
      <text:p text:style-name="P6">Hypertext Transfer Protocol</text:p>
      <text:p text:style-name="P6">No.</text:p>
      <text:p text:style-name="P6">Time</text:p>
      <text:p text:style-name="P6">Source</text:p>
      <text:p text:style-name="P6">Destination</text:p>
      <text:p text:style-name="P6">Protocol Length Info</text:p>
      <text:p text:style-name="P6">1344 2019-03-01 00:59:46.901556115 128.119.245.12</text:p>
      <text:p text:style-name="P6">192.168.1.11</text:p>
      <text:p text:style-name="P6">HTTP</text:p>
      <text:p text:style-name="P6">550</text:p>
      <text:p text:style-name="P6">HTTP/1.1 404 Not Found</text:p>
      <text:p text:style-name="P6">(text/html)</text:p>
      <text:p text:style-name="P6">Frame 1344: 550 bytes on wire (4400 bits), 550 bytes captured (4400 bits) on interface 0</text:p>
      <text:p text:style-name="P6">Ethernet II, Src: ArrisGro_92:4e:ca (d4:0a:a9:92:4e:ca), Dst: LiteonTe_c6:fb:39 (98:22:ef:c6:fb:39)</text:p>
      <text:p text:style-name="P6">Internet Protocol Version 4, Src: 128.119.245.12, Dst: 192.168.1.11</text:p>
      <text:p text:style-name="P6">Transmission Control Protocol, Src Port: 80, Dst Port: 36434, Seq: 439, Ack: 657, Len: 484</text:p>
      <text:p text:style-name="P6">Hypertext Transfer Protocol</text:p>
      <text:p text:style-name="P6">Line-based text data: text/html (7 lines)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1:37:59.256700797</meta:creation-date>
    <dc:date>2019-03-01T01:17:47.185668059</dc:date>
    <meta:editing-duration>PT15M32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85" meta:word-count="349" meta:character-count="2658" meta:non-whitespace-character-count="2372"/>
  </office:meta>
</office:document-meta>
</file>